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c2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union du 29/02</text:p>
      <text:p text:style-name="Standard">Tous présents</text:p>
      <text:p text:style-name="Standard"/>
      <text:p text:style-name="Standard">Rajouter une table de bdd avec c1,c2,c4,k1,k2,k4</text:p>
      <text:p text:style-name="Standard">liée avec compétition</text:p>
      <text:p text:style-name="Standard"/>
      <text:p text:style-name="Standard">utilisateur</text:p>
      <text:p text:style-name="Standard">page inscription, page profil (aperçu pour palmarès puis page à part pour le complet)</text:p>
      <text:p text:style-name="Standard">-&gt; si mineur s'inscrit alors il faut faire les comptes pour les parents (compte commun)</text:p>
      <text:p text:style-name="Standard"/>
      <text:p text:style-name="Standard">admin</text:p>
      <text:p text:style-name="Standard">page pour affecter les droits, page pour consulter bd, créer une compétition</text:p>
      <text:p text:style-name="Standard"/>
      <text:p text:style-name="Standard">entraineur, secrétaire</text:p>
      <text:p text:style-name="Standard">page pour voir inscription au compétition + entraineur + juge + bénévoles le tout par compétition</text:p>
      <text:p text:style-name="Standard"/>
      <text:p text:style-name="Standard">entraineur</text:p>
      <text:p text:style-name="Standard">faire les inscriptions des équipages pour les mineurs</text:p>
      <text:p text:style-name="Standard"/>
      <text:p text:style-name="Standard">parents </text:p>
      <text:p text:style-name="Standard">accès au profil fils/filles + s'ajouter en bénévole sur les compétition</text:p>
      <text:p text:style-name="Standard"/>
      <text:p text:style-name="Standard">arborescence des fichiers du site</text:p>
      <text:p text:style-name="Standard">SITE -&gt; PHP, JS, ... -&gt; dans les dossiers, si complexes on peut refaire un sous-dossier par page</text:p>
      <text:p text:style-name="Standard"/>
      <text:p text:style-name="Standard">Inscription -&gt; Matthieu</text:p>
      <text:p text:style-name="Standard">Profil / palmarès - &gt;Morgane</text:p>
      <text:p text:style-name="Standard">Inscription équipages mineurs + créer compétition -&gt; Thomas ²</text:p>
      <text:p text:style-name="Standard">CSS -&gt; Alexis</text:p>
      <text:p text:style-name="Standard">BDD related -&gt; Adrien</text:p>
      <text:p text:style-name="Standard"/>
      <text:p text:style-name="Standard"><text:span text:style-name="T1">next <text:s/>réunion </text:span>jeudi 10 après 16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39:50.845000000</meta:creation-date>
    <dc:date>2016-03-03T18:41:36.599000000</dc:date>
    <meta:editing-duration>PT2M</meta:editing-duration>
    <meta:editing-cycles>1</meta:editing-cycles>
    <meta:document-statistic meta:table-count="0" meta:image-count="0" meta:object-count="0" meta:page-count="1" meta:paragraph-count="23" meta:word-count="150" meta:character-count="930" meta:non-whitespace-character-count="801"/>
    <meta:generator>LibreOffice/5.0.0.5$Windows_x86 LibreOffice_project/1b1a90865e348b492231e1c451437d7a15bb262b</meta:generator>
  </office:meta>
</office:document-meta>
</file>